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hatch" draw:fill-hatch-name="Black_20_90_20_Degrees" draw:fill-hatch-solid="false" draw:opacity="30%" draw:textarea-vertical-align="middle" draw:shadow-opacity="30%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000000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Arrow" draw:fill="none" draw:textarea-vertical-align="middle"/>
    </style:style>
    <style:style style:name="gr6" style:family="graphic" style:parent-style-name="standard">
      <style:graphic-properties svg:stroke-color="#000000" draw:fill="solid" draw:fill-color="#ffffff" draw:textarea-vertical-align="middle"/>
    </style:style>
    <style:style style:name="gr7" style:family="graphic" style:parent-style-name="objectwithoutfill">
      <style:graphic-properties svg:stroke-color="#ff3333" draw:fill="none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svg:stroke-color="#ff3333" draw:fill="solid" draw:fill-color="#ffffff" draw:textarea-vertical-align="middle"/>
    </style:style>
    <style:style style:name="gr10" style:family="graphic" style:parent-style-name="standard">
      <style:graphic-properties svg:stroke-color="#ff3333" draw:fill="solid" draw:fill-color="#ffffff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1cm" fo:min-width="0cm"/>
    </style:style>
    <style:style style:name="gr12" style:family="graphic" style:parent-style-name="standard">
      <style:graphic-properties draw:stroke="none" svg:stroke-color="#ff3333" draw:fill="none" draw:fill-color="#ffffff" draw:textarea-horizontal-align="left" draw:auto-grow-height="true" draw:auto-grow-width="false" fo:min-height="0.908cm" fo:min-width="0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4" style:family="graphic" style:parent-style-name="objectwithoutfill">
      <style:graphic-properties svg:stroke-width="0.051cm" svg:stroke-color="#6666f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svg:stroke-color="#000000" draw:fill="solid" draw:fill-color="#ffffff" draw:textarea-vertical-align="middle"/>
    </style:style>
    <style:style style:name="gr19" style:family="graphic" style:parent-style-name="standard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color="#ff3333" fo:font-size="12pt" style:font-size-asian="12pt" style:font-size-complex="12pt"/>
    </style:style>
    <style:style style:name="P4" style:family="paragraph">
      <style:paragraph-properties fo:text-align="center"/>
      <style:text-properties fo:color="#ff3333" fo:font-size="8pt" style:font-size-asian="8pt" style:font-size-complex="8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ff3333" fo:font-size="12pt" style:font-size-asian="12pt" style:font-size-complex="12pt"/>
    </style:style>
    <style:style style:name="T3" style:family="text">
      <style:text-properties fo:color="#ff3333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.156cm" svg:height="1.45cm" svg:x="14.626cm" svg:y="7.116cm">
          <text:p/>
        </draw:rect>
        <draw:frame draw:style-name="gr2" draw:layer="layout" svg:width="7.453cm" svg:height="1.673cm" svg:x="4.641cm" svg:y="1.699cm">
          <draw:text-box>
            <text:p>Storage Capacitor Array </text:p>
            <text:p text:style-name="P1">(x9 channels)</text:p>
          </draw:text-box>
        </draw:frame>
        <draw:rect draw:style-name="gr3" draw:text-style-name="P1" draw:layer="layout" svg:width="8.83cm" svg:height="10.026cm" svg:x="3.283cm" svg:y="3.322cm">
          <text:p/>
        </draw:rect>
        <draw:line draw:style-name="gr4" draw:text-style-name="P1" draw:layer="layout" svg:x1="2.257cm" svg:y1="4.146cm" svg:x2="6.475cm" svg:y2="4.146cm">
          <text:p/>
        </draw:line>
        <draw:line draw:style-name="gr5" draw:text-style-name="P1" draw:layer="layout" svg:x1="6.468cm" svg:y1="4.143cm" svg:x2="6.472cm" svg:y2="12.238cm">
          <text:p/>
        </draw:line>
        <draw:line draw:style-name="gr4" draw:text-style-name="P1" draw:layer="layout" svg:x1="6.472cm" svg:y1="4.255cm" svg:x2="7.325cm" svg:y2="4.255cm">
          <text:p/>
        </draw:line>
        <draw:line draw:style-name="gr4" draw:text-style-name="P1" draw:layer="layout" svg:x1="7.701cm" svg:y1="4.255cm" svg:x2="8.76cm" svg:y2="4.255cm">
          <text:p/>
        </draw:line>
        <draw:line draw:style-name="gr4" draw:text-style-name="P1" draw:layer="layout" svg:x1="8.76cm" svg:y1="3.909cm" svg:x2="8.76cm" svg:y2="4.608cm">
          <text:p/>
        </draw:line>
        <draw:line draw:style-name="gr4" draw:text-style-name="P1" draw:layer="layout" svg:x1="8.86cm" svg:y1="3.91cm" svg:x2="8.86cm" svg:y2="4.609cm">
          <text:p/>
        </draw:line>
        <draw:line draw:style-name="gr4" draw:text-style-name="P1" draw:layer="layout" svg:x1="8.866cm" svg:y1="4.255cm" svg:x2="15.632cm" svg:y2="4.255cm">
          <text:p/>
        </draw:line>
        <draw:circle draw:style-name="gr6" draw:text-style-name="P1" draw:layer="layout" svg:width="0.143cm" svg:height="0.143cm" svg:x="7.296cm" svg:y="4.182cm">
          <text:p/>
        </draw:circle>
        <draw:circle draw:style-name="gr6" draw:text-style-name="P1" draw:layer="layout" svg:width="0.143cm" svg:height="0.143cm" svg:x="7.597cm" svg:y="4.183cm">
          <text:p/>
        </draw:circle>
        <draw:line draw:style-name="gr7" draw:text-style-name="P1" draw:layer="layout" svg:x1="7.291cm" svg:y1="4.071cm" svg:x2="7.742cm" svg:y2="4.071cm">
          <text:p/>
        </draw:line>
        <draw:line draw:style-name="gr4" draw:text-style-name="P1" draw:layer="layout" svg:x1="6.472cm" svg:y1="5.455cm" svg:x2="7.325cm" svg:y2="5.455cm">
          <text:p/>
        </draw:line>
        <draw:line draw:style-name="gr4" draw:text-style-name="P1" draw:layer="layout" svg:x1="7.701cm" svg:y1="5.455cm" svg:x2="8.76cm" svg:y2="5.455cm">
          <text:p/>
        </draw:line>
        <draw:line draw:style-name="gr4" draw:text-style-name="P1" draw:layer="layout" svg:x1="8.76cm" svg:y1="5.109cm" svg:x2="8.76cm" svg:y2="5.808cm">
          <text:p/>
        </draw:line>
        <draw:line draw:style-name="gr4" draw:text-style-name="P1" draw:layer="layout" svg:x1="8.86cm" svg:y1="5.11cm" svg:x2="8.86cm" svg:y2="5.809cm">
          <text:p/>
        </draw:line>
        <draw:line draw:style-name="gr8" draw:text-style-name="P1" draw:layer="layout" svg:x1="8.866cm" svg:y1="5.455cm" svg:x2="12.064cm" svg:y2="5.455cm">
          <text:p/>
        </draw:line>
        <draw:circle draw:style-name="gr6" draw:text-style-name="P1" draw:layer="layout" svg:width="0.143cm" svg:height="0.143cm" svg:x="7.297cm" svg:y="5.383cm">
          <text:p/>
        </draw:circle>
        <draw:line draw:style-name="gr7" draw:text-style-name="P1" draw:layer="layout" svg:x1="7.291cm" svg:y1="5.271cm" svg:x2="7.742cm" svg:y2="5.271cm">
          <text:p/>
        </draw:line>
        <draw:line draw:style-name="gr4" draw:text-style-name="P1" draw:layer="layout" svg:x1="6.472cm" svg:y1="6.655cm" svg:x2="7.325cm" svg:y2="6.655cm">
          <text:p/>
        </draw:line>
        <draw:line draw:style-name="gr4" draw:text-style-name="P1" draw:layer="layout" svg:x1="7.701cm" svg:y1="6.655cm" svg:x2="8.76cm" svg:y2="6.655cm">
          <text:p/>
        </draw:line>
        <draw:line draw:style-name="gr4" draw:text-style-name="P1" draw:layer="layout" svg:x1="8.76cm" svg:y1="6.309cm" svg:x2="8.76cm" svg:y2="7.008cm">
          <text:p/>
        </draw:line>
        <draw:line draw:style-name="gr4" draw:text-style-name="P1" draw:layer="layout" svg:x1="8.86cm" svg:y1="6.31cm" svg:x2="8.86cm" svg:y2="7.009cm">
          <text:p/>
        </draw:line>
        <draw:circle draw:style-name="gr6" draw:text-style-name="P1" draw:layer="layout" svg:width="0.143cm" svg:height="0.143cm" svg:x="7.296cm" svg:y="6.582cm">
          <text:p/>
        </draw:circle>
        <draw:circle draw:style-name="gr6" draw:text-style-name="P1" draw:layer="layout" svg:width="0.143cm" svg:height="0.143cm" svg:x="7.597cm" svg:y="6.583cm">
          <text:p/>
        </draw:circle>
        <draw:line draw:style-name="gr7" draw:text-style-name="P1" draw:layer="layout" svg:x1="7.291cm" svg:y1="6.471cm" svg:x2="7.742cm" svg:y2="6.471cm">
          <text:p/>
        </draw:line>
        <draw:line draw:style-name="gr4" draw:text-style-name="P1" draw:layer="layout" svg:x1="6.472cm" svg:y1="8.055cm" svg:x2="7.325cm" svg:y2="8.055cm">
          <text:p/>
        </draw:line>
        <draw:line draw:style-name="gr4" draw:text-style-name="P1" draw:layer="layout" svg:x1="7.701cm" svg:y1="8.055cm" svg:x2="8.76cm" svg:y2="8.055cm">
          <text:p/>
        </draw:line>
        <draw:line draw:style-name="gr4" draw:text-style-name="P1" draw:layer="layout" svg:x1="8.76cm" svg:y1="7.709cm" svg:x2="8.76cm" svg:y2="8.408cm">
          <text:p/>
        </draw:line>
        <draw:line draw:style-name="gr4" draw:text-style-name="P1" draw:layer="layout" svg:x1="8.86cm" svg:y1="7.71cm" svg:x2="8.86cm" svg:y2="8.409cm">
          <text:p/>
        </draw:line>
        <draw:circle draw:style-name="gr6" draw:text-style-name="P1" draw:layer="layout" svg:width="0.143cm" svg:height="0.143cm" svg:x="7.296cm" svg:y="7.982cm">
          <text:p/>
        </draw:circle>
        <draw:circle draw:style-name="gr6" draw:text-style-name="P1" draw:layer="layout" svg:width="0.143cm" svg:height="0.143cm" svg:x="7.597cm" svg:y="7.983cm">
          <text:p/>
        </draw:circle>
        <draw:line draw:style-name="gr7" draw:text-style-name="P1" draw:layer="layout" svg:x1="7.291cm" svg:y1="7.871cm" svg:x2="7.742cm" svg:y2="7.871cm">
          <text:p/>
        </draw:line>
        <draw:line draw:style-name="gr4" draw:text-style-name="P1" draw:layer="layout" svg:x1="6.472cm" svg:y1="9.255cm" svg:x2="7.325cm" svg:y2="9.255cm">
          <text:p/>
        </draw:line>
        <draw:line draw:style-name="gr4" draw:text-style-name="P1" draw:layer="layout" svg:x1="7.701cm" svg:y1="9.255cm" svg:x2="8.76cm" svg:y2="9.255cm">
          <text:p/>
        </draw:line>
        <draw:line draw:style-name="gr4" draw:text-style-name="P1" draw:layer="layout" svg:x1="8.76cm" svg:y1="8.909cm" svg:x2="8.76cm" svg:y2="9.608cm">
          <text:p/>
        </draw:line>
        <draw:line draw:style-name="gr4" draw:text-style-name="P1" draw:layer="layout" svg:x1="8.86cm" svg:y1="8.91cm" svg:x2="8.86cm" svg:y2="9.609cm">
          <text:p/>
        </draw:line>
        <draw:circle draw:style-name="gr6" draw:text-style-name="P1" draw:layer="layout" svg:width="0.143cm" svg:height="0.143cm" svg:x="7.296cm" svg:y="9.182cm">
          <text:p/>
        </draw:circle>
        <draw:circle draw:style-name="gr6" draw:text-style-name="P1" draw:layer="layout" svg:width="0.143cm" svg:height="0.143cm" svg:x="7.597cm" svg:y="9.183cm">
          <text:p/>
        </draw:circle>
        <draw:line draw:style-name="gr7" draw:text-style-name="P1" draw:layer="layout" svg:x1="7.291cm" svg:y1="9.071cm" svg:x2="7.742cm" svg:y2="9.071cm">
          <text:p/>
        </draw:line>
        <draw:line draw:style-name="gr4" draw:text-style-name="P1" draw:layer="layout" svg:x1="6.472cm" svg:y1="10.655cm" svg:x2="7.325cm" svg:y2="10.655cm">
          <text:p/>
        </draw:line>
        <draw:line draw:style-name="gr4" draw:text-style-name="P1" draw:layer="layout" svg:x1="7.701cm" svg:y1="10.655cm" svg:x2="8.76cm" svg:y2="10.655cm">
          <text:p/>
        </draw:line>
        <draw:line draw:style-name="gr4" draw:text-style-name="P1" draw:layer="layout" svg:x1="8.76cm" svg:y1="10.309cm" svg:x2="8.76cm" svg:y2="11.008cm">
          <text:p/>
        </draw:line>
        <draw:line draw:style-name="gr4" draw:text-style-name="P1" draw:layer="layout" svg:x1="8.86cm" svg:y1="10.31cm" svg:x2="8.86cm" svg:y2="11.009cm">
          <text:p/>
        </draw:line>
        <draw:circle draw:style-name="gr6" draw:text-style-name="P1" draw:layer="layout" svg:width="0.143cm" svg:height="0.143cm" svg:x="7.296cm" svg:y="10.582cm">
          <text:p/>
        </draw:circle>
        <draw:circle draw:style-name="gr6" draw:text-style-name="P1" draw:layer="layout" svg:width="0.143cm" svg:height="0.143cm" svg:x="7.597cm" svg:y="10.583cm">
          <text:p/>
        </draw:circle>
        <draw:line draw:style-name="gr7" draw:text-style-name="P1" draw:layer="layout" svg:x1="7.291cm" svg:y1="10.471cm" svg:x2="7.742cm" svg:y2="10.471cm">
          <text:p/>
        </draw:line>
        <draw:circle draw:style-name="gr6" draw:text-style-name="P1" draw:layer="layout" svg:width="0.143cm" svg:height="0.143cm" svg:x="7.598cm" svg:y="5.384cm">
          <text:p/>
        </draw:circle>
        <draw:line draw:style-name="gr7" draw:text-style-name="P1" draw:layer="layout" svg:x1="5.885cm" svg:y1="3.695cm" svg:x2="5.835cm" svg:y2="13.09cm">
          <text:p/>
        </draw:line>
        <draw:circle draw:style-name="gr9" draw:text-style-name="P1" draw:layer="layout" svg:width="0.143cm" svg:height="0.143cm" svg:x="5.796cm" svg:y="4.882cm">
          <text:p/>
        </draw:circle>
        <draw:custom-shape draw:style-name="gr10" draw:text-style-name="P1" draw:layer="layout" svg:width="0.368cm" svg:height="0.369cm" svg:x="5.685cm" svg:y="4.517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ircle draw:style-name="gr9" draw:text-style-name="P1" draw:layer="layout" svg:width="0.143cm" svg:height="0.143cm" svg:x="5.797cm" svg:y="5.982cm">
          <text:p/>
        </draw:circle>
        <draw:custom-shape draw:style-name="gr10" draw:text-style-name="P1" draw:layer="layout" svg:width="0.368cm" svg:height="0.369cm" svg:x="5.686cm" svg:y="5.617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ircle draw:style-name="gr9" draw:text-style-name="P1" draw:layer="layout" svg:width="0.143cm" svg:height="0.143cm" svg:x="5.797cm" svg:y="7.282cm">
          <text:p/>
        </draw:circle>
        <draw:custom-shape draw:style-name="gr10" draw:text-style-name="P1" draw:layer="layout" svg:width="0.368cm" svg:height="0.369cm" svg:x="5.686cm" svg:y="6.917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ircle draw:style-name="gr9" draw:text-style-name="P1" draw:layer="layout" svg:width="0.143cm" svg:height="0.143cm" svg:x="5.786cm" svg:y="8.682cm">
          <text:p/>
        </draw:circle>
        <draw:custom-shape draw:style-name="gr10" draw:text-style-name="P1" draw:layer="layout" svg:width="0.368cm" svg:height="0.369cm" svg:x="5.675cm" svg:y="8.317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ircle draw:style-name="gr9" draw:text-style-name="P1" draw:layer="layout" svg:width="0.143cm" svg:height="0.143cm" svg:x="5.787cm" svg:y="9.982cm">
          <text:p/>
        </draw:circle>
        <draw:custom-shape draw:style-name="gr10" draw:text-style-name="P1" draw:layer="layout" svg:width="0.368cm" svg:height="0.369cm" svg:x="5.676cm" svg:y="9.617cm">
          <text:p/>
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" draw:text-style-name="P1" draw:layer="layout" svg:x1="5.877cm" svg:y1="5.069cm" svg:x2="7.525cm" svg:y2="5.069cm">
          <text:p/>
        </draw:line>
        <draw:line draw:style-name="gr7" draw:text-style-name="P1" draw:layer="layout" svg:x1="7.525cm" svg:y1="5.068cm" svg:x2="7.525cm" svg:y2="5.272cm">
          <text:p/>
        </draw:line>
        <draw:line draw:style-name="gr7" draw:text-style-name="P1" draw:layer="layout" svg:x1="5.877cm" svg:y1="6.269cm" svg:x2="7.525cm" svg:y2="6.269cm">
          <text:p/>
        </draw:line>
        <draw:line draw:style-name="gr7" draw:text-style-name="P1" draw:layer="layout" svg:x1="7.525cm" svg:y1="6.268cm" svg:x2="7.525cm" svg:y2="6.472cm">
          <text:p/>
        </draw:line>
        <draw:line draw:style-name="gr7" draw:text-style-name="P1" draw:layer="layout" svg:x1="5.877cm" svg:y1="7.669cm" svg:x2="7.525cm" svg:y2="7.669cm">
          <text:p/>
        </draw:line>
        <draw:line draw:style-name="gr7" draw:text-style-name="P1" draw:layer="layout" svg:x1="7.525cm" svg:y1="7.668cm" svg:x2="7.525cm" svg:y2="7.872cm">
          <text:p/>
        </draw:line>
        <draw:line draw:style-name="gr7" draw:text-style-name="P1" draw:layer="layout" svg:x1="5.877cm" svg:y1="8.869cm" svg:x2="7.525cm" svg:y2="8.869cm">
          <text:p/>
        </draw:line>
        <draw:line draw:style-name="gr7" draw:text-style-name="P1" draw:layer="layout" svg:x1="7.525cm" svg:y1="8.868cm" svg:x2="7.525cm" svg:y2="9.072cm">
          <text:p/>
        </draw:line>
        <draw:line draw:style-name="gr7" draw:text-style-name="P1" draw:layer="layout" svg:x1="5.877cm" svg:y1="10.269cm" svg:x2="7.525cm" svg:y2="10.269cm">
          <text:p/>
        </draw:line>
        <draw:line draw:style-name="gr7" draw:text-style-name="P1" draw:layer="layout" svg:x1="7.525cm" svg:y1="10.268cm" svg:x2="7.525cm" svg:y2="10.472cm">
          <text:p/>
        </draw:line>
        <draw:line draw:style-name="gr7" draw:text-style-name="P1" draw:layer="layout" svg:x1="5.877cm" svg:y1="3.869cm" svg:x2="7.525cm" svg:y2="3.869cm">
          <text:p/>
        </draw:line>
        <draw:line draw:style-name="gr7" draw:text-style-name="P1" draw:layer="layout" svg:x1="7.525cm" svg:y1="3.868cm" svg:x2="7.525cm" svg:y2="4.072cm">
          <text:p/>
        </draw:line>
        <draw:frame draw:style-name="gr11" draw:text-style-name="P2" draw:layer="layout" svg:width="2.102cm" svg:height="0.721cm" svg:x="0.994cm" svg:y="3.398cm">
          <draw:text-box>
            <text:p text:style-name="P2"><text:span text:style-name="T1">RF input</text:span></text:p>
          </draw:text-box>
        </draw:frame>
        <draw:frame draw:style-name="gr2" draw:text-style-name="P3" draw:layer="layout" svg:width="2.314cm" svg:height="1.191cm" svg:x="3.616cm" svg:y="5.704cm">
          <draw:text-box>
            <text:p text:style-name="P1"><text:span text:style-name="T2">Timing </text:span></text:p>
            <text:p text:style-name="P1"><text:span text:style-name="T2">generator</text:span></text:p>
          </draw:text-box>
        </draw:frame>
        <draw:line draw:style-name="gr8" draw:text-style-name="P1" draw:layer="layout" svg:x1="8.866cm" svg:y1="6.655cm" svg:x2="12.064cm" svg:y2="6.655cm">
          <text:p/>
        </draw:line>
        <draw:line draw:style-name="gr8" draw:text-style-name="P1" draw:layer="layout" svg:x1="8.866cm" svg:y1="8.055cm" svg:x2="12.064cm" svg:y2="8.055cm">
          <text:p/>
        </draw:line>
        <draw:line draw:style-name="gr8" draw:text-style-name="P1" draw:layer="layout" svg:x1="8.866cm" svg:y1="9.255cm" svg:x2="12.064cm" svg:y2="9.255cm">
          <text:p/>
        </draw:line>
        <draw:line draw:style-name="gr8" draw:text-style-name="P1" draw:layer="layout" svg:x1="8.866cm" svg:y1="10.655cm" svg:x2="12.064cm" svg:y2="10.655cm">
          <text:p/>
        </draw:line>
        <draw:rect draw:style-name="gr3" draw:text-style-name="P1" draw:layer="layout" svg:width="5.807cm" svg:height="2.11cm" svg:x="14.123cm" svg:y="3.28cm">
          <text:p/>
        </draw:rect>
        <draw:frame draw:style-name="gr2" draw:text-style-name="P1" draw:layer="layout" svg:width="5.798cm" svg:height="1.673cm" svg:x="14.116cm" svg:y="1.581cm">
          <draw:text-box>
            <text:p text:style-name="P1">Wilkinson ADC </text:p>
            <text:p text:style-name="P1">(x260 per channel)</text:p>
          </draw:text-box>
        </draw:frame>
        <draw:frame draw:style-name="gr2" draw:layer="layout" svg:width="3.503cm" svg:height="0.962cm" svg:x="6.923cm" svg:y="11.734cm">
          <draw:text-box>
            <text:p>x 260 cells</text:p>
          </draw:text-box>
        </draw:frame>
        <draw:line draw:style-name="gr7" draw:text-style-name="P1" draw:layer="layout" svg:x1="3.785cm" svg:y1="3.696cm" svg:x2="3.735cm" svg:y2="13.091cm">
          <text:p/>
        </draw:line>
        <draw:line draw:style-name="gr7" draw:text-style-name="P1" draw:layer="layout" svg:x1="5.842cm" svg:y1="13.09cm" svg:x2="3.742cm" svg:y2="13.09cm">
          <text:p/>
        </draw:line>
        <draw:line draw:style-name="gr7" draw:text-style-name="P1" draw:layer="layout" svg:x1="5.886cm" svg:y1="3.69cm" svg:x2="3.786cm" svg:y2="3.69cm">
          <text:p/>
        </draw:line>
        <draw:line draw:style-name="gr4" draw:text-style-name="P1" draw:layer="layout" svg:x1="9.576cm" svg:y1="4.744cm" svg:x2="10.114cm" svg:y2="4.744cm">
          <text:p/>
        </draw:line>
        <draw:line draw:style-name="gr4" draw:text-style-name="P1" draw:layer="layout" svg:x1="9.655cm" svg:y1="4.844cm" svg:x2="10.064cm" svg:y2="4.844cm">
          <text:p/>
        </draw:line>
        <draw:line draw:style-name="gr4" draw:text-style-name="P1" draw:layer="layout" svg:x1="9.742cm" svg:y1="4.944cm" svg:x2="10.001cm" svg:y2="4.944cm">
          <text:p/>
        </draw:line>
        <draw:line draw:style-name="gr4" draw:text-style-name="P1" draw:layer="layout" svg:x1="9.86cm" svg:y1="4.255cm" svg:x2="9.86cm" svg:y2="4.755cm">
          <text:p/>
        </draw:line>
        <draw:line draw:style-name="gr4" draw:text-style-name="P1" draw:layer="layout" svg:x1="9.576cm" svg:y1="5.945cm" svg:x2="10.114cm" svg:y2="5.945cm">
          <text:p/>
        </draw:line>
        <draw:line draw:style-name="gr4" draw:text-style-name="P1" draw:layer="layout" svg:x1="9.655cm" svg:y1="6.045cm" svg:x2="10.064cm" svg:y2="6.045cm">
          <text:p/>
        </draw:line>
        <draw:line draw:style-name="gr4" draw:text-style-name="P1" draw:layer="layout" svg:x1="9.742cm" svg:y1="6.145cm" svg:x2="10.001cm" svg:y2="6.145cm">
          <text:p/>
        </draw:line>
        <draw:line draw:style-name="gr4" draw:text-style-name="P1" draw:layer="layout" svg:x1="9.86cm" svg:y1="5.456cm" svg:x2="9.86cm" svg:y2="5.956cm">
          <text:p/>
        </draw:line>
        <draw:line draw:style-name="gr4" draw:text-style-name="P1" draw:layer="layout" svg:x1="9.576cm" svg:y1="7.146cm" svg:x2="10.114cm" svg:y2="7.146cm">
          <text:p/>
        </draw:line>
        <draw:line draw:style-name="gr4" draw:text-style-name="P1" draw:layer="layout" svg:x1="9.655cm" svg:y1="7.246cm" svg:x2="10.064cm" svg:y2="7.246cm">
          <text:p/>
        </draw:line>
        <draw:line draw:style-name="gr4" draw:text-style-name="P1" draw:layer="layout" svg:x1="9.742cm" svg:y1="7.346cm" svg:x2="10.001cm" svg:y2="7.346cm">
          <text:p/>
        </draw:line>
        <draw:line draw:style-name="gr4" draw:text-style-name="P1" draw:layer="layout" svg:x1="9.86cm" svg:y1="6.657cm" svg:x2="9.86cm" svg:y2="7.157cm">
          <text:p/>
        </draw:line>
        <draw:line draw:style-name="gr4" draw:text-style-name="P1" draw:layer="layout" svg:x1="9.576cm" svg:y1="8.547cm" svg:x2="10.114cm" svg:y2="8.547cm">
          <text:p/>
        </draw:line>
        <draw:line draw:style-name="gr4" draw:text-style-name="P1" draw:layer="layout" svg:x1="9.655cm" svg:y1="8.647cm" svg:x2="10.064cm" svg:y2="8.647cm">
          <text:p/>
        </draw:line>
        <draw:line draw:style-name="gr4" draw:text-style-name="P1" draw:layer="layout" svg:x1="9.742cm" svg:y1="8.747cm" svg:x2="10.001cm" svg:y2="8.747cm">
          <text:p/>
        </draw:line>
        <draw:line draw:style-name="gr4" draw:text-style-name="P1" draw:layer="layout" svg:x1="9.86cm" svg:y1="8.058cm" svg:x2="9.86cm" svg:y2="8.558cm">
          <text:p/>
        </draw:line>
        <draw:line draw:style-name="gr4" draw:text-style-name="P1" draw:layer="layout" svg:x1="9.576cm" svg:y1="9.748cm" svg:x2="10.114cm" svg:y2="9.748cm">
          <text:p/>
        </draw:line>
        <draw:line draw:style-name="gr4" draw:text-style-name="P1" draw:layer="layout" svg:x1="9.655cm" svg:y1="9.848cm" svg:x2="10.064cm" svg:y2="9.848cm">
          <text:p/>
        </draw:line>
        <draw:line draw:style-name="gr4" draw:text-style-name="P1" draw:layer="layout" svg:x1="9.742cm" svg:y1="9.948cm" svg:x2="10.001cm" svg:y2="9.948cm">
          <text:p/>
        </draw:line>
        <draw:line draw:style-name="gr4" draw:text-style-name="P1" draw:layer="layout" svg:x1="9.86cm" svg:y1="9.259cm" svg:x2="9.86cm" svg:y2="9.759cm">
          <text:p/>
        </draw:line>
        <draw:line draw:style-name="gr4" draw:text-style-name="P1" draw:layer="layout" svg:x1="9.576cm" svg:y1="11.149cm" svg:x2="10.114cm" svg:y2="11.149cm">
          <text:p/>
        </draw:line>
        <draw:line draw:style-name="gr4" draw:text-style-name="P1" draw:layer="layout" svg:x1="9.655cm" svg:y1="11.249cm" svg:x2="10.064cm" svg:y2="11.249cm">
          <text:p/>
        </draw:line>
        <draw:line draw:style-name="gr4" draw:text-style-name="P1" draw:layer="layout" svg:x1="9.742cm" svg:y1="11.349cm" svg:x2="10.001cm" svg:y2="11.349cm">
          <text:p/>
        </draw:line>
        <draw:line draw:style-name="gr4" draw:text-style-name="P1" draw:layer="layout" svg:x1="9.86cm" svg:y1="10.66cm" svg:x2="9.86cm" svg:y2="11.16cm">
          <text:p/>
        </draw:line>
        <draw:frame draw:style-name="gr12" draw:text-style-name="P4" draw:layer="layout" svg:width="1.982cm" svg:height="2.129cm" svg:x="3.882cm" svg:y="8.562cm">
          <draw:text-box>
            <text:p text:style-name="P4"><text:span text:style-name="T3">Odd number of inverters causes unstable pulse</text:span></text:p>
          </draw:text-box>
        </draw:frame>
        <draw:custom-shape draw:style-name="gr13" draw:text-style-name="P1" draw:layer="layout" svg:width="0.775cm" svg:height="0.94cm" draw:transform="rotate (1.5707963267946) translate (15.641cm 4.754cm)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4" draw:text-style-name="P1" draw:layer="layout" svg:x1="14.613cm" svg:y1="8.21cm" svg:x2="15.043cm" svg:y2="8.21cm">
          <text:p/>
        </draw:line>
        <draw:line draw:style-name="gr14" draw:text-style-name="P1" draw:layer="layout" svg:x1="16.341cm" svg:y1="7.32cm" svg:x2="16.771cm" svg:y2="7.32cm">
          <text:p/>
        </draw:line>
        <draw:line draw:style-name="gr14" draw:text-style-name="P1" draw:layer="layout" svg:x1="15.043cm" svg:y1="8.21cm" svg:x2="16.345cm" svg:y2="7.317cm">
          <text:p/>
        </draw:line>
        <draw:frame draw:style-name="gr2" draw:text-style-name="P2" draw:layer="layout" svg:width="2.923cm" svg:height="0.721cm" svg:x="14.223cm" svg:y="6.491cm">
          <draw:text-box>
            <text:p text:style-name="P2"><text:span text:style-name="T1">Ramp Signal</text:span></text:p>
          </draw:text-box>
        </draw:frame>
        <draw:line draw:style-name="gr14" draw:text-style-name="P1" draw:layer="layout" svg:x1="16.788cm" svg:y1="7.893cm" svg:x2="17.142cm" svg:y2="7.893cm">
          <text:p/>
        </draw:line>
        <draw:line draw:style-name="gr14" draw:text-style-name="P1" draw:layer="layout" svg:x1="15.635cm" svg:y1="4.545cm" svg:x2="14.502cm" svg:y2="4.545cm">
          <text:p/>
        </draw:line>
        <draw:line draw:style-name="gr14" draw:text-style-name="P1" draw:layer="layout" svg:x1="14.512cm" svg:y1="4.539cm" svg:x2="14.522cm" svg:y2="5.941cm">
          <text:p/>
        </draw:line>
        <draw:line draw:style-name="gr14" draw:text-style-name="P1" draw:layer="layout" svg:x1="17.14cm" svg:y1="5.941cm" svg:x2="14.522cm" svg:y2="5.941cm">
          <text:p/>
        </draw:line>
        <draw:line draw:style-name="gr14" draw:text-style-name="P1" draw:layer="layout" svg:x1="17.142cm" svg:y1="7.903cm" svg:x2="17.142cm" svg:y2="5.941cm">
          <text:p/>
        </draw:line>
        <draw:line draw:style-name="gr4" draw:text-style-name="P1" draw:layer="layout" svg:x1="16.588cm" svg:y1="4.356cm" svg:x2="19.476cm" svg:y2="4.356cm">
          <text:p/>
        </draw:line>
        <draw:line draw:style-name="gr15" draw:text-style-name="P1" draw:layer="layout" svg:x1="19.491cm" svg:y1="4.356cm" svg:x2="24.892cm" svg:y2="4.356cm">
          <text:p/>
        </draw:line>
        <draw:frame draw:style-name="gr2" draw:layer="layout" svg:width="5.832cm" svg:height="0.962cm" svg:x="20.056cm" svg:y="3.302cm">
          <draw:text-box>
            <text:p>12 bit digital output</text:p>
          </draw:text-box>
        </draw:frame>
        <draw:line draw:style-name="gr4" draw:text-style-name="P1" draw:layer="layout" svg:x1="21.041cm" svg:y1="6.793cm" svg:x2="21.041cm" svg:y2="9.963cm">
          <text:p/>
        </draw:line>
        <draw:frame draw:style-name="gr2" draw:layer="layout" svg:width="3.609cm" svg:height="0.962cm" svg:x="21.364cm" svg:y="6.792cm">
          <draw:text-box>
            <text:p>Ramp start</text:p>
          </draw:text-box>
        </draw:frame>
        <draw:line draw:style-name="gr4" draw:text-style-name="P1" draw:layer="layout" svg:x1="21.521cm" svg:y1="7.253cm" svg:x2="21.059cm" svg:y2="7.253cm">
          <text:p/>
        </draw:line>
        <draw:frame draw:style-name="gr16" draw:layer="layout" svg:width="12.274cm" svg:height="2.384cm" svg:x="13.508cm" svg:y="11.435cm">
          <draw:text-box>
            <text:p>Ramp and timing generator signals are distributed amongst all nine channels in a LAB chip</text:p>
          </draw:text-box>
        </draw:frame>
        <draw:frame draw:style-name="gr17" draw:layer="layout" svg:width="4.701cm" svg:height="0.962cm" svg:x="14.33cm" svg:y="9.483cm">
          <draw:text-box>
            <text:p>Current source</text:p>
          </draw:text-box>
        </draw:frame>
        <draw:line draw:style-name="gr4" draw:text-style-name="P1" draw:layer="layout" svg:x1="14.33cm" svg:y1="9.977cm" svg:x2="13.398cm" svg:y2="9.977cm">
          <text:p/>
        </draw:line>
        <draw:line draw:style-name="gr4" draw:text-style-name="P1" draw:layer="layout" svg:x1="13.379cm" svg:y1="7.842cm" svg:x2="13.379cm" svg:y2="9.977cm">
          <text:p/>
        </draw:line>
        <draw:line draw:style-name="gr4" draw:text-style-name="P1" draw:layer="layout" svg:x1="13.379cm" svg:y1="7.839cm" svg:x2="14.615cm" svg:y2="7.839cm">
          <text:p/>
        </draw:line>
        <draw:rect draw:style-name="gr18" draw:text-style-name="P5" draw:layer="layout" svg:width="2.223cm" svg:height="0.959cm" svg:x="17.253cm" svg:y="3.857cm">
          <text:p text:style-name="P5"><text:span text:style-name="T4">Grey Code</text:span></text:p>
          <text:p text:style-name="P5"><text:span text:style-name="T4">Counter</text:span></text:p>
        </draw:rect>
        <draw:line draw:style-name="gr4" draw:text-style-name="P1" draw:layer="layout" svg:x1="21.023cm" svg:y1="9.947cm" svg:x2="19.027cm" svg:y2="9.947cm">
          <text:p/>
        </draw:line>
        <draw:rect draw:style-name="gr19" draw:text-style-name="P1" draw:layer="layout" svg:width="1.432cm" svg:height="1.578cm" svg:x="18.541cm" svg:y="6.397cm">
          <text:p/>
        </draw:rect>
        <draw:line draw:style-name="gr4" draw:text-style-name="P1" draw:layer="layout" svg:x1="18.646cm" svg:y1="7.81cm" svg:x2="18.777cm" svg:y2="7.81cm">
          <text:p/>
        </draw:line>
        <draw:line draw:style-name="gr4" draw:text-style-name="P1" draw:layer="layout" svg:x1="18.772cm" svg:y1="7.811cm" svg:x2="18.772cm" svg:y2="6.882cm">
          <text:p/>
        </draw:line>
        <draw:line draw:style-name="gr4" draw:text-style-name="P1" draw:layer="layout" svg:x1="18.77cm" svg:y1="6.88cm" svg:x2="18.901cm" svg:y2="6.88cm">
          <text:p/>
        </draw:line>
        <draw:line draw:style-name="gr4" draw:text-style-name="P1" draw:layer="layout" svg:x1="19.677cm" svg:y1="7.81cm" svg:x2="19.808cm" svg:y2="7.81cm">
          <text:p/>
        </draw:line>
        <draw:line draw:style-name="gr4" draw:text-style-name="P1" draw:layer="layout" svg:x1="18.899cm" svg:y1="7.812cm" svg:x2="18.899cm" svg:y2="6.883cm">
          <text:p/>
        </draw:line>
        <draw:line draw:style-name="gr4" draw:text-style-name="P1" draw:layer="layout" svg:x1="18.907cm" svg:y1="7.81cm" svg:x2="19.038cm" svg:y2="7.81cm">
          <text:p/>
        </draw:line>
        <draw:line draw:style-name="gr4" draw:text-style-name="P1" draw:layer="layout" svg:x1="19.033cm" svg:y1="7.811cm" svg:x2="19.033cm" svg:y2="6.882cm">
          <text:p/>
        </draw:line>
        <draw:line draw:style-name="gr4" draw:text-style-name="P1" draw:layer="layout" svg:x1="19.031cm" svg:y1="6.88cm" svg:x2="19.162cm" svg:y2="6.88cm">
          <text:p/>
        </draw:line>
        <draw:line draw:style-name="gr4" draw:text-style-name="P1" draw:layer="layout" svg:x1="18.902cm" svg:y1="7.81cm" svg:x2="19.033cm" svg:y2="7.81cm">
          <text:p/>
        </draw:line>
        <draw:line draw:style-name="gr4" draw:text-style-name="P1" draw:layer="layout" svg:x1="19.16cm" svg:y1="7.812cm" svg:x2="19.16cm" svg:y2="6.883cm">
          <text:p/>
        </draw:line>
        <draw:line draw:style-name="gr4" draw:text-style-name="P1" draw:layer="layout" svg:x1="19.165cm" svg:y1="7.81cm" svg:x2="19.296cm" svg:y2="7.81cm">
          <text:p/>
        </draw:line>
        <draw:line draw:style-name="gr4" draw:text-style-name="P1" draw:layer="layout" svg:x1="19.291cm" svg:y1="7.811cm" svg:x2="19.291cm" svg:y2="6.882cm">
          <text:p/>
        </draw:line>
        <draw:line draw:style-name="gr4" draw:text-style-name="P1" draw:layer="layout" svg:x1="19.289cm" svg:y1="6.88cm" svg:x2="19.42cm" svg:y2="6.88cm">
          <text:p/>
        </draw:line>
        <draw:line draw:style-name="gr4" draw:text-style-name="P1" draw:layer="layout" svg:x1="19.16cm" svg:y1="7.81cm" svg:x2="19.291cm" svg:y2="7.81cm">
          <text:p/>
        </draw:line>
        <draw:line draw:style-name="gr4" draw:text-style-name="P1" draw:layer="layout" svg:x1="19.418cm" svg:y1="7.812cm" svg:x2="19.418cm" svg:y2="6.883cm">
          <text:p/>
        </draw:line>
        <draw:line draw:style-name="gr4" draw:text-style-name="P1" draw:layer="layout" svg:x1="19.426cm" svg:y1="7.81cm" svg:x2="19.557cm" svg:y2="7.81cm">
          <text:p/>
        </draw:line>
        <draw:line draw:style-name="gr4" draw:text-style-name="P1" draw:layer="layout" svg:x1="19.552cm" svg:y1="7.811cm" svg:x2="19.552cm" svg:y2="6.882cm">
          <text:p/>
        </draw:line>
        <draw:line draw:style-name="gr4" draw:text-style-name="P1" draw:layer="layout" svg:x1="19.55cm" svg:y1="6.88cm" svg:x2="19.681cm" svg:y2="6.88cm">
          <text:p/>
        </draw:line>
        <draw:line draw:style-name="gr4" draw:text-style-name="P1" draw:layer="layout" svg:x1="19.421cm" svg:y1="7.81cm" svg:x2="19.552cm" svg:y2="7.81cm">
          <text:p/>
        </draw:line>
        <draw:line draw:style-name="gr4" draw:text-style-name="P1" draw:layer="layout" svg:x1="19.679cm" svg:y1="7.812cm" svg:x2="19.679cm" svg:y2="6.883cm">
          <text:p/>
        </draw:line>
        <draw:frame draw:style-name="gr2" draw:text-style-name="P6" draw:layer="layout" svg:width="1.387cm" svg:height="0.645cm" svg:x="18.563cm" svg:y="6.277cm">
          <draw:text-box>
            <text:p><text:span text:style-name="T4">Clock</text:span></text:p>
          </draw:text-box>
        </draw:frame>
        <draw:line draw:style-name="gr4" draw:text-style-name="P1" draw:layer="layout" svg:x1="18.888cm" svg:y1="6.397cm" svg:x2="18.888cm" svg:y2="4.831cm">
          <text:p/>
        </draw:line>
        <draw:line draw:style-name="gr4" draw:text-style-name="P1" draw:layer="layout" svg:x1="21.03cm" svg:y1="6.777cm" svg:x2="19.972cm" svg:y2="6.77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hatch draw:name="Black_20_90_20_Degrees" draw:display-name="Black 90 Degrees" draw:style="single" draw:color="#000000" draw:distance="0.102cm" draw:rotation="900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n Rotter</meta:initial-creator>
    <meta:creation-date>2017-02-20T14:59:02</meta:creation-date>
    <dc:date>2017-02-20T16:29:20</dc:date>
    <dc:creator>Ben Rotter</dc:creator>
    <meta:editing-duration>PT12M6S</meta:editing-duration>
    <meta:editing-cycles>1</meta:editing-cycles>
    <meta:document-statistic meta:object-count="156"/>
    <meta:generator>OpenOffice/4.0.0$Unix OpenOffice.org_project/400m3$Build-9702</meta:generator>
  </office:meta>
</office:document-meta>
</file>